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BB8000007D0EE42B9E972879FF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ulgatti" svg:font-family="Bulgatti" style:font-pitch="variable"/>
    <style:font-face style:name="Miracle Place Personal Use" svg:font-family="'Miracle Place Personal U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Bulgatti" fo:font-size="12pt" fo:font-weight="normal" officeooo:rsid="00087662" officeooo:paragraph-rsid="00087662" style:font-size-asian="12pt" style:font-weight-asian="normal" style:font-size-complex="12pt" style:font-weight-complex="normal"/>
    </style:style>
    <style:style style:name="P2" style:family="paragraph" style:parent-style-name="Standard">
      <style:text-properties style:font-name="Bulgatti" fo:font-size="12pt" fo:font-weight="normal" officeooo:rsid="00087662" officeooo:paragraph-rsid="002d965b" style:font-size-asian="12pt" style:font-weight-asian="normal" style:font-size-complex="12pt" style:font-weight-complex="normal"/>
    </style:style>
    <style:style style:name="P3" style:family="paragraph" style:parent-style-name="Standard">
      <style:text-properties style:font-name="Bulgatti" fo:font-size="12pt" fo:font-weight="normal" officeooo:rsid="003168c5" officeooo:paragraph-rsid="00481656" style:font-size-asian="12pt" style:font-weight-asian="normal" style:font-size-complex="12pt" style:font-weight-complex="normal"/>
    </style:style>
    <style:style style:name="P4" style:family="paragraph" style:parent-style-name="Standard">
      <loext:graphic-properties draw:fill="none"/>
      <style:paragraph-properties fo:margin-left="0.5in" fo:margin-right="0.6252in" fo:text-indent="0in" style:auto-text-indent="false" fo:background-color="transparent"/>
      <style:text-properties style:font-name="Bulgatti" fo:font-size="12pt" fo:font-weight="normal" officeooo:rsid="00087662" officeooo:paragraph-rsid="002d965b"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5in" fo:margin-right="0.6252in" fo:text-indent="0in" style:auto-text-indent="false" style:page-number="auto" fo:background-color="transparent"/>
      <style:text-properties style:font-name="Bulgatti" fo:font-size="12pt" fo:font-weight="normal" officeooo:rsid="00087662" officeooo:paragraph-rsid="00087662" style:font-size-asian="12pt" style:font-weight-asian="normal" style:font-size-complex="12pt" style:font-weight-complex="normal"/>
    </style:style>
    <style:style style:name="P6" style:family="paragraph" style:parent-style-name="Standard" style:list-style-name="L1">
      <loext:graphic-properties draw:fill="none"/>
      <style:paragraph-properties fo:margin-left="0.75in" fo:margin-right="0.5in" fo:text-indent="-0.25in" style:auto-text-indent="false" fo:background-color="transparent"/>
      <style:text-properties style:font-name="Bulgatti" fo:font-size="12pt" fo:font-weight="normal" officeooo:rsid="0020729d" officeooo:paragraph-rsid="0020729d" style:font-size-asian="12pt" style:font-weight-asian="normal" style:font-size-complex="12pt" style:font-weight-complex="normal"/>
    </style:style>
    <style:style style:name="P7" style:family="paragraph" style:parent-style-name="Standard" style:list-style-name="L1">
      <loext:graphic-properties draw:fill="none"/>
      <style:paragraph-properties fo:margin-left="0.75in" fo:margin-right="0.5in" fo:text-indent="-0.25in" style:auto-text-indent="false" fo:background-color="transparent"/>
      <style:text-properties style:font-name="Bulgatti" fo:font-size="12pt" fo:font-weight="normal" officeooo:rsid="001af268" officeooo:paragraph-rsid="001af268" style:font-size-asian="12pt" style:font-weight-asian="normal" style:font-size-complex="12pt" style:font-weight-complex="normal"/>
    </style:style>
    <style:style style:name="P8" style:family="paragraph" style:parent-style-name="Standard" style:list-style-name="L1">
      <loext:graphic-properties draw:fill="none"/>
      <style:paragraph-properties fo:margin-left="0.75in" fo:margin-right="0.5in" fo:text-indent="-0.25in" style:auto-text-indent="false" fo:background-color="transparent"/>
      <style:text-properties style:font-name="Bulgatti" fo:font-size="12pt" fo:font-weight="normal" officeooo:rsid="00263cad" officeooo:paragraph-rsid="00263cad" style:font-size-asian="12pt" style:font-weight-asian="normal" style:font-size-complex="12pt" style:font-weight-complex="normal"/>
    </style:style>
    <style:style style:name="P9" style:family="paragraph" style:parent-style-name="Standard" style:list-style-name="L1">
      <loext:graphic-properties draw:fill="none"/>
      <style:paragraph-properties fo:margin-left="0.75in" fo:margin-right="0.5in" fo:text-indent="-0.25in" style:auto-text-indent="false" fo:background-color="transparent"/>
      <style:text-properties style:font-name="Bulgatti" fo:font-size="12pt" fo:font-weight="normal" officeooo:rsid="00287c81" officeooo:paragraph-rsid="00287c81" style:font-size-asian="12pt" style:font-weight-asian="normal" style:font-size-complex="12pt" style:font-weight-complex="normal"/>
    </style:style>
    <style:style style:name="P10" style:family="paragraph" style:parent-style-name="Standard" style:list-style-name="L1" style:master-page-name="">
      <loext:graphic-properties draw:fill="none"/>
      <style:paragraph-properties fo:margin-left="0.75in" fo:margin-right="0.5in" fo:text-indent="-0.25in" style:auto-text-indent="false" style:page-number="auto" fo:background-color="transparent"/>
      <style:text-properties style:font-name="Bulgatti" fo:font-size="12pt" fo:font-weight="normal" officeooo:rsid="000c6885" officeooo:paragraph-rsid="000c6885" style:font-size-asian="12pt" style:font-weight-asian="normal" style:font-size-complex="12pt" style:font-weight-complex="normal"/>
    </style:style>
    <style:style style:name="P11" style:family="paragraph" style:parent-style-name="Standard">
      <loext:graphic-properties draw:fill="none"/>
      <style:paragraph-properties fo:margin-left="0.5in" fo:margin-right="0.5in" fo:text-indent="0in" style:auto-text-indent="false" fo:background-color="transparent"/>
      <style:text-properties style:font-name="Bulgatti" fo:font-size="12pt" fo:font-weight="normal" officeooo:rsid="002b050a" officeooo:paragraph-rsid="002ca8fc" style:font-size-asian="12pt" style:font-weight-asian="normal" style:font-size-complex="12pt" style:font-weight-complex="normal"/>
    </style:style>
    <style:style style:name="P12" style:family="paragraph" style:parent-style-name="Standard">
      <loext:graphic-properties draw:fill="none"/>
      <style:paragraph-properties fo:margin-left="0.5in" fo:margin-right="0.5in" fo:text-indent="0in" style:auto-text-indent="false" fo:background-color="transparent"/>
      <style:text-properties style:font-name="Bulgatti" fo:font-size="12pt" fo:font-weight="normal" officeooo:rsid="003ebf53" officeooo:paragraph-rsid="004ef632" style:font-size-asian="12pt" style:font-weight-asian="normal" style:font-size-complex="12pt" style:font-weight-complex="normal"/>
    </style:style>
    <style:style style:name="P13" style:family="paragraph" style:parent-style-name="Standard">
      <loext:graphic-properties draw:fill="none"/>
      <style:paragraph-properties fo:margin-left="0.5in" fo:margin-right="0.5in" fo:text-indent="0in" style:auto-text-indent="false" fo:background-color="transparent"/>
      <style:text-properties style:font-name="Bulgatti" fo:font-size="12pt" fo:font-weight="normal" officeooo:rsid="004329f7" officeooo:paragraph-rsid="004329f7" style:font-size-asian="12pt" style:font-weight-asian="normal" style:font-size-complex="12pt" style:font-weight-complex="normal"/>
    </style:style>
    <style:style style:name="P14" style:family="paragraph" style:parent-style-name="Standard">
      <loext:graphic-properties draw:fill="none"/>
      <style:paragraph-properties fo:margin-left="0.5in" fo:margin-right="0.5in" fo:text-indent="0in" style:auto-text-indent="false" fo:background-color="transparent"/>
      <style:text-properties style:font-name="Bulgatti" fo:font-size="12pt" fo:font-weight="normal" officeooo:rsid="00423674" officeooo:paragraph-rsid="004329f7" style:font-size-asian="12pt" style:font-weight-asian="normal" style:font-size-complex="12pt" style:font-weight-complex="normal"/>
    </style:style>
    <style:style style:name="P15" style:family="paragraph" style:parent-style-name="Standard">
      <loext:graphic-properties draw:fill="none"/>
      <style:paragraph-properties fo:margin-left="0.5in" fo:margin-right="0.5in" fo:text-indent="0in" style:auto-text-indent="false" fo:background-color="transparent"/>
      <style:text-properties style:font-name="Bulgatti" fo:font-size="12pt" fo:font-weight="normal" officeooo:rsid="0043d4f9" officeooo:paragraph-rsid="0043d4f9" style:font-size-asian="12pt" style:font-weight-asian="normal" style:font-size-complex="12pt" style:font-weight-complex="normal"/>
    </style:style>
    <style:style style:name="P16" style:family="paragraph" style:parent-style-name="Standard" style:master-page-name="">
      <loext:graphic-properties draw:fill="none"/>
      <style:paragraph-properties fo:margin-left="0.5in" fo:margin-right="0.5in" fo:text-indent="0in" style:auto-text-indent="false" style:page-number="auto" fo:background-color="transparent"/>
      <style:text-properties style:font-name="Bulgatti" fo:font-size="12pt" fo:font-weight="normal" officeooo:rsid="003168c5" officeooo:paragraph-rsid="00481656" style:font-size-asian="12pt" style:font-weight-asian="normal" style:font-size-complex="12pt" style:font-weight-complex="normal"/>
    </style:style>
    <style:style style:name="P17" style:family="paragraph" style:parent-style-name="Header" style:master-page-name="">
      <loext:graphic-properties draw:fill="none"/>
      <style:paragraph-properties fo:margin-left="0in" fo:margin-right="0.5in" fo:text-align="end"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style:font-name="Bulgatti" officeooo:rsid="0054165f" officeooo:paragraph-rsid="0054165f"/>
    </style:style>
    <style:style style:name="P18" style:family="paragraph" style:parent-style-name="Header">
      <loext:graphic-properties draw:fill="none"/>
      <style:paragraph-properties fo:margin-left="0in" fo:margin-right="0.5in" fo:text-align="end" style:justify-single-word="false" fo:text-indent="0in" style:auto-text-indent="false" fo:background-color="transparent" text:number-lines="false" text:line-number="0">
        <style:tab-stops>
          <style:tab-stop style:position="3.4626in" style:type="center"/>
          <style:tab-stop style:position="6.9252in" style:type="right"/>
        </style:tab-stops>
      </style:paragraph-properties>
      <style:text-properties style:font-name="Bulgatti" officeooo:rsid="0054165f" officeooo:paragraph-rsid="0054165f"/>
    </style:style>
    <style:style style:name="T1" style:family="text">
      <style:text-properties officeooo:rsid="000b06a2"/>
    </style:style>
    <style:style style:name="T2" style:family="text">
      <style:text-properties officeooo:rsid="000dd4a2"/>
    </style:style>
    <style:style style:name="T3" style:family="text">
      <style:text-properties officeooo:rsid="0013a2d6"/>
    </style:style>
    <style:style style:name="T4" style:family="text">
      <style:text-properties officeooo:rsid="0018ad87"/>
    </style:style>
    <style:style style:name="T5" style:family="text">
      <style:text-properties officeooo:rsid="001ae1d5"/>
    </style:style>
    <style:style style:name="T6" style:family="text">
      <style:text-properties officeooo:rsid="001dee75"/>
    </style:style>
    <style:style style:name="T7" style:family="text">
      <style:text-properties officeooo:rsid="0021fff8"/>
    </style:style>
    <style:style style:name="T8" style:family="text">
      <style:text-properties officeooo:rsid="0029d40b"/>
    </style:style>
    <style:style style:name="T9" style:family="text">
      <style:text-properties officeooo:rsid="002c021f"/>
    </style:style>
    <style:style style:name="T10" style:family="text">
      <style:text-properties officeooo:rsid="002dc932"/>
    </style:style>
    <style:style style:name="T11" style:family="text">
      <style:text-properties officeooo:rsid="003602ee"/>
    </style:style>
    <style:style style:name="T12" style:family="text">
      <style:text-properties officeooo:rsid="00377104"/>
    </style:style>
    <style:style style:name="T13" style:family="text">
      <style:text-properties officeooo:rsid="003a2467"/>
    </style:style>
    <style:style style:name="T14" style:family="text">
      <style:text-properties officeooo:rsid="003bd1d3"/>
    </style:style>
    <style:style style:name="T15" style:family="text">
      <style:text-properties officeooo:rsid="00400491"/>
    </style:style>
    <style:style style:name="T16" style:family="text">
      <style:text-properties officeooo:rsid="0041d130"/>
    </style:style>
    <style:style style:name="T17" style:family="text">
      <style:text-properties officeooo:rsid="0044b2f0"/>
    </style:style>
    <style:style style:name="T18" style:family="text">
      <style:text-properties officeooo:rsid="00481656"/>
    </style:style>
    <style:style style:name="T19" style:family="text">
      <style:text-properties officeooo:rsid="004eb3c5"/>
    </style:style>
    <style:style style:name="T20" style:family="text">
      <style:text-properties officeooo:rsid="005bee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ext:span text:style-name="T12">My f</text:span>avored childe<text:span text:style-name="T17"> </text:span>Lenor<text:span text:style-name="T20">a</text:span>,</text:p>
      <text:p text:style-name="P4">Vancouver will fall to the Sword of Caine, and you will be the Sword’s edge.</text:p>
      <text:p text:style-name="P4"/>
      <text:p text:style-name="P4">And it please you, go at once to Pointrock, British Colombia and carry out the instructions here inscribed. <text:span text:style-name="T1">Prepare </text:span>the way for our legions <text:span text:style-name="T1">that victory will be swift and assured.</text:span></text:p>
      <text:p text:style-name="P2"/>
      <text:list xml:id="list670744529" text:style-name="L1">
        <text:list-item>
          <text:p text:style-name="P10">Build for us <text:span text:style-name="T4">in Pointrock </text:span>a <text:span text:style-name="T5">haven</text:span> <text:span text:style-name="T3">that four score of our comrades could slumber</text:span>, safe from the light and its agents. <text:span text:style-name="T2">Equip it for war and defense.</text:span></text:p>
        </text:list-item>
        <text:list-item>
          <text:p text:style-name="P6">Find the Camarilla Elysium <text:span text:style-name="T13">in Vancouver</text:span>. Observe <text:span text:style-name="T7">its denizens</text:span>. Assess its defenses.</text:p>
        </text:list-item>
        <text:list-item>
          <text:p text:style-name="P7">Find Prince <text:span text:style-name="T6">Viktor’s </text:span>lair. <text:span text:style-name="T14">Once complete or if it proves impossible, focus instead on his advisers and allies. Assess also the defenses of these lairs.</text:span></text:p>
        </text:list-item>
        <text:list-item>
          <text:p text:style-name="P8">Stir the mortals of Vancouver. <text:span text:style-name="T10">Lead them to the cowards hiding behind their Masquerade.</text:span></text:p>
        </text:list-item>
        <text:list-item>
          <text:p text:style-name="P9">In all this be circumspect. <text:span text:style-name="T8">Our enemy </text:span>must <text:span text:style-name="T8">not </text:span>learn your identity or agenda.</text:p>
        </text:list-item>
      </text:list>
      <text:p text:style-name="P3"/>
      <text:p text:style-name="P16">This is too large a <text:span text:style-name="T19">task</text:span> for one crusader, no matter how ambitious.<text:span text:style-name="T18">You are hereby made Ductus of a new pack. Two of your sisters already there will join you: a Gangrel and aTzimisce, both of local extraction. The Tremere have also offered the services of a competent sorceress; they seem especially eager to take Vancouver for reasons they will not reveal.</text:span></text:p>
      <text:p text:style-name="P11"/>
      <text:p text:style-name="P11">I have also personally selected for you a most promising young priest. They carry the unconventional appellation Bloodface, although I assure you this is a mere affectation of Malkavian lunacy as nothing has ever appeared <text:span text:style-name="T11">at all </text:span>amiss to me about their face. <text:span text:style-name="T9">Strange may be their bearing, but they are completely orthodox in matters of ideology and of course can perform the High Rites flawlessly. You can trust them to guide you even as I have, Lenora.</text:span></text:p>
      <text:p text:style-name="P11"/>
      <text:p text:style-name="P12">This is a most important matter, and all eyes of the Sabbat are on us. Should you succeed and </text:p>
      <text:p text:style-name="P12">Vancouver falls, we should all be in a most advantageous position to choose <text:span text:style-name="T15">from all the world </text:span>our next mission. <text:span text:style-name="T16">Do not fail us.</text:span></text:p>
      <text:p text:style-name="P13"/>
      <text:p text:style-name="P13">Your patient sire,</text:p>
      <text:p text:style-name="P14">Salazar</text:p>
      <text:p text:style-name="P15">Priscus Toronto Par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ulgatti" svg:font-family="Bulgatti" style:font-pitch="variable"/>
    <style:font-face style:name="Miracle Place Personal Use" svg:font-family="'Miracle Place Personal U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ackground_5f_paper" draw:display-name="background_paper" xlink:href="Pictures/1000000000000BB8000007D0EE42B9E972879FF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loext:graphic-properties draw:fill="none"/>
      <style:paragraph-properties fo:margin-left="0in" fo:margin-right="0.5in" fo:text-align="end"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style:font-name="Bulgatti" officeooo:rsid="0054165f" officeooo:paragraph-rsid="0054165f"/>
    </style:style>
    <style:style style:name="MP2" style:family="paragraph" style:parent-style-name="Header">
      <loext:graphic-properties draw:fill="none"/>
      <style:paragraph-properties fo:margin-left="0in" fo:margin-right="0.5in" fo:text-align="end" style:justify-single-word="false" fo:text-indent="0in" style:auto-text-indent="false" fo:background-color="transparent" text:number-lines="false" text:line-number="0">
        <style:tab-stops>
          <style:tab-stop style:position="3.4626in" style:type="center"/>
          <style:tab-stop style:position="6.9252in" style:type="right"/>
        </style:tab-stops>
      </style:paragraph-properties>
      <style:text-properties style:font-name="Bulgatti" officeooo:rsid="0054165f" officeooo:paragraph-rsid="0054165f"/>
    </style:style>
    <style:page-layout style:name="Mpm1">
      <style:page-layout-properties fo:page-width="8.5in" fo:page-height="1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bitmap" draw:fill-image-name="background_5f_paper" draw:fill-image-width="0.0016in" draw:fill-image-height="0.0016in" style:repeat="stretch" draw:fill-image-ref-point-x="0%" draw:fill-image-ref-point-y="0%" draw:fill-image-ref-point="center" draw:tile-repeat-offset="0% vertical" style:footnote-max-height="0in">
        <style:background-image xlink:href="Pictures/1000000000000BB8000007D0EE42B9E972879FFA.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MP2">November 14, 19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3T22:09:14.506762787</meta:creation-date>
    <dc:date>2021-11-14T11:43:51.897288532</dc:date>
    <meta:editing-duration>PT11H42M39S</meta:editing-duration>
    <meta:editing-cycles>82</meta:editing-cycles>
    <meta:generator>LibreOffice/6.0.7.3$Linux_X86_64 LibreOffice_project/00m0$Build-3</meta:generator>
    <meta:document-statistic meta:table-count="0" meta:image-count="0" meta:object-count="0" meta:page-count="1" meta:paragraph-count="16" meta:word-count="341" meta:character-count="1929" meta:non-whitespace-character-count="1608"/>
  </office:meta>
</office:document-meta>
</file>